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25000000C918CA9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26cm" svg:stroke-color="#808080" draw:marker-start="msArrowEnd_20_5" draw:marker-start-width="0.21cm" draw:marker-start-center="false" draw:marker-end="msArrowEnd_20_5" draw:marker-end-width="0.21cm" draw:marker-end-center="false" draw:stroke-linejoin="round" draw:fill="solid" draw:fill-color="#e6e6e6" draw:textarea-horizontal-align="justify" draw:textarea-vertical-align="middle" draw:auto-grow-height="false" fo:padding-top="0.125cm" fo:padding-bottom="0.125cm" fo:padding-left="0.25cm" fo:padding-right="0.25cm" fo:wrap-option="no-wrap"/>
    </style:style>
    <style:style style:name="gr2" style:family="graphic" style:parent-style-name="standard">
      <style:graphic-properties draw:stroke="solid" svg:stroke-width="0.026cm" svg:stroke-color="#808080" draw:stroke-linejoin="round" draw:fill="solid" draw:fill-color="#cfe7f5" draw:textarea-horizontal-align="justify" draw:textarea-vertical-align="middle" draw:auto-grow-height="false" fo:padding-top="0.125cm" fo:padding-bottom="0.125cm" fo:padding-left="0.25cm" fo:padding-right="0.25cm" fo:wrap-option="no-wrap"/>
    </style:style>
    <style:style style:name="gr3" style:family="graphic" style:parent-style-name="standard">
      <style:graphic-properties draw:stroke="solid" svg:stroke-width="0.026cm" svg:stroke-color="#808080" draw:stroke-linejoin="round" draw:fill="solid" draw:fill-color="#aecf00" draw:textarea-horizontal-align="justify" draw:textarea-vertical-align="middle" draw:auto-grow-height="false" fo:padding-top="0.125cm" fo:padding-bottom="0.125cm" fo:padding-left="0.25cm" fo:padding-right="0.25cm" fo:wrap-option="no-wrap"/>
    </style:style>
    <style:style style:name="gr4" style:family="graphic" style:parent-style-name="standard">
      <style:graphic-properties draw:stroke="solid" svg:stroke-width="0.026cm" svg:stroke-color="#808080" draw:stroke-linejoin="miter" draw:fill="solid" draw:fill-color="#ff8080" draw:textarea-horizontal-align="justify" draw:textarea-vertical-align="middle" draw:auto-grow-height="false" fo:padding-top="0.125cm" fo:padding-bottom="0.125cm" fo:padding-left="0.25cm" fo:padding-right="0.25cm" fo:wrap-option="no-wrap"/>
    </style:style>
    <style:style style:name="gr5"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middle" draw:auto-grow-height="true" fo:padding-top="0.125cm" fo:padding-bottom="0.125cm" fo:padding-left="0.25cm" fo:padding-right="0.25cm" fo:wrap-option="wrap"/>
    </style:style>
    <style:style style:name="gr8" style:family="graphic" style:parent-style-name="standard">
      <style:graphic-properties draw:stroke="solid" svg:stroke-width="0.051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middle" draw:auto-grow-height="true" fo:padding-top="0.15cm" fo:padding-bottom="0.15cm" fo:padding-left="0.275cm" fo:padding-right="0.275cm" fo:wrap-option="wrap"/>
    </style:style>
    <style:style style:name="gr1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graphic-properties draw:stroke="solid" svg:stroke-width="0.051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middle" draw:auto-grow-height="true" fo:padding-top="0.151cm" fo:padding-bottom="0.151cm" fo:padding-left="0.276cm" fo:padding-right="0.276cm" fo:wrap-option="wrap"/>
    </style:style>
    <style:style style:name="gr13" style:family="graphic" style:parent-style-name="standard">
      <style:graphic-properties draw:stroke="solid" svg:stroke-width="0.026cm" svg:stroke-color="#808080" draw:stroke-linejoin="miter" draw:fill="solid" draw:fill-color="#ff950e" draw:textarea-horizontal-align="justify" draw:textarea-vertical-align="middle" draw:auto-grow-height="false" fo:padding-top="0.125cm" fo:padding-bottom="0.125cm" fo:padding-left="0.25cm" fo:padding-right="0.25cm" fo:wrap-option="no-wrap"/>
    </style:style>
    <style:style style:name="gr14" style:family="graphic" style:parent-style-name="standard">
      <style:graphic-properties draw:stroke="solid" svg:stroke-width="0.102cm" svg:stroke-color="#ff0000" draw:marker-start="Arrowheads_20_1" draw:marker-start-width="0.306cm" draw:marker-start-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parent-style-name="standard">
      <style:graphic-properties draw:stroke="solid" svg:stroke-width="0.026cm" svg:stroke-color="#808080" draw:stroke-linejoin="round" draw:fill="solid" draw:fill-color="#ffd320" draw:textarea-horizontal-align="justify"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102cm" svg:stroke-color="#ff0000" draw:marker-end="Arrowheads_20_2" draw:marker-end-width="0.306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none" draw:fill="none" draw:fill-color="#ffffff" draw:textarea-horizontal-align="justify" draw:textarea-vertical-align="middle" draw:auto-grow-height="true" fo:padding-top="0.176cm" fo:padding-bottom="0.176cm" fo:padding-left="0.301cm" fo:padding-right="0.301cm" fo:wrap-option="wrap"/>
    </style:style>
    <style:style style:name="gr18" style:family="graphic" style:parent-style-name="standard">
      <style:graphic-properties draw:stroke="solid" svg:stroke-width="0.026cm" svg:stroke-color="#808080" draw:stroke-linejoin="miter" draw:fill="solid" draw:fill-color="#00cccc" draw:textarea-horizontal-align="justify"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color="#808080"/>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728cm" fo:min-width="0cm" fo:padding-top="0.13cm" fo:padding-bottom="0.13cm" fo:padding-left="0.25cm" fo:padding-right="0.25cm" fo:wrap-option="wrap" draw:shadow-color="#808080"/>
    </style:style>
    <style:style style:name="pr2" style:family="presentation" style:parent-style-name="Default-notes">
      <style:graphic-properties draw:stroke="none" draw:fill="none" draw:fill-color="#ffffff" fo:min-height="12.794cm" draw:shadow-offset-x="0.071cm" draw:shadow-offset-y="0.071cm" draw:shadow-color="#808080" draw:shadow-opacity="100%"/>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text-align="end" fo:text-indent="0cm" style:punctuation-wrap="hanging" style:line-break="strict"/>
    </style:style>
    <style:style style:name="T1" style:family="text">
      <style:text-properties fo:color="#ffffff" fo:font-family="cmr10" style:font-pitch="variable" fo:language="en" fo:country="US"/>
    </style:style>
    <style:style style:name="T2" style:family="text">
      <style:text-properties fo:language="en" fo:country="US"/>
    </style:style>
    <style:style style:name="T3" style:family="text">
      <style:text-properties fo:color="#000000" fo:language="en" fo:country="US"/>
    </style:style>
    <style:style style:name="T4" style:family="text">
      <style:text-properties fo:color="#000000" fo:font-size="14pt" fo:language="en" fo:country="US" style:font-size-asian="14pt" style:font-size-complex="14pt"/>
    </style:style>
    <style:style style:name="T5" style:family="text">
      <style:text-properties fo:color="#000000" fo:font-size="12pt" fo:language="en" fo:country="US" style:font-size-asian="12pt" style:font-size-complex="12pt"/>
    </style:style>
    <style:style style:name="T6" style:family="text">
      <style:text-properties fo:color="#000000" fo:font-size="9pt" fo:language="en" fo:country="US" style:font-size-asian="9pt" style:font-size-complex="9pt"/>
    </style:style>
    <style:style style:name="T7" style:family="text">
      <style:text-properties fo:color="#000000" fo:font-size="13pt" fo:language="en" fo:country="US" style:font-size-asian="13pt" style:font-size-complex="13pt"/>
    </style:style>
    <style:style style:name="T8" style:family="text">
      <style:text-properties fo:color="#000000" fo:font-size="10pt" fo:language="en" fo:country="US" style:font-size-asian="10pt" style:font-size-complex="10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6top/NS/ARO join protocl (“wirelessHART”-like)" draw:style-name="dp1" draw:master-page-name="Default" presentation:use-date-time-name="dtd1">
        <office:forms form:automatic-focus="false" form:apply-design-mode="false"/>
        <draw:custom-shape draw:name="AutoShape 1" draw:style-name="gr1" draw:text-style-name="P2" draw:layer="layout" svg:width="16.541cm" svg:height="12.859cm" svg:x="6.35cm" svg:y="4.136cm">
          <text:list text:style-name="L1">
            <text:list-header>
              <text:p text:style-name="P1"><text:span text:style-name="T1">6tisch </text:span></text:p>
              <text:p text:style-name="P1"><text:span text:style-name="T1">mesh</text:span></text:p>
            </text:list-header>
          </text:list>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text-style-name="P2" draw:layer="layout" svg:width="22.86cm" svg:height="3.988cm" svg:x="1.27cm" svg:y="0.356cm" presentation:class="title" presentation:user-transformed="true">
          <draw:text-box>
            <text:list text:style-name="L2">
              <text:list-header>
                <text:p text:style-name="P3"><text:span text:style-name="T2">6top/NS/ARO join protocl</text:span><text:span text:style-name="T2"><text:line-break/></text:span><text:span text:style-name="T2">(“wirelessHART”-like)</text:span></text:p>
              </text:list-header>
            </text:list>
          </draw:text-box>
        </draw:frame>
        <draw:custom-shape draw:name="Rectangle 3" draw:style-name="gr2" draw:text-style-name="P2" draw:layer="layout" svg:width="2.032cm" svg:height="1.27cm" svg:x="1.416cm" svg:y="5.08cm">
          <text:list text:style-name="L2">
            <text:list-header>
              <text:p text:style-name="P4"><text:span text:style-name="T3">JCE</text:span></text:p>
            </text:list-header>
          </text:list>
          <draw:enhanced-geometry svg:viewBox="0 0 21600 21600" draw:type="rectangle" draw:enhanced-path="M 0 0 L 21600 0 21600 21600 0 21600 0 0 Z N"/>
        </draw:custom-shape>
        <draw:custom-shape draw:name="Rectangle 4" draw:style-name="gr2" draw:text-style-name="P2" draw:layer="layout" svg:width="2.412cm" svg:height="1.521cm" svg:x="18.164cm" svg:y="5.08cm">
          <text:list text:style-name="L2">
            <text:list-header>
              <text:p text:style-name="P4"><text:span text:style-name="T3">Joining</text:span></text:p>
              <text:p text:style-name="P4"><text:span text:style-name="T3">Node</text:span></text:p>
            </text:list-header>
          </text:list>
          <draw:enhanced-geometry svg:viewBox="0 0 21600 21600" draw:type="rectangle" draw:enhanced-path="M 0 0 L 21600 0 21600 21600 0 21600 0 0 Z N"/>
        </draw:custom-shape>
        <draw:custom-shape draw:name="Rectangle 5" draw:style-name="gr2" draw:text-style-name="P2" draw:layer="layout" svg:width="3.554cm" svg:height="1.526cm" svg:x="11.937cm" svg:y="5.08cm">
          <text:list text:style-name="L2">
            <text:list-header>
              <text:p text:style-name="P4"><text:span text:style-name="T4">Join Assistant</text:span></text:p>
              <text:p text:style-name="P4"><text:span text:style-name="T4">(proxy)</text:span></text:p>
            </text:list-header>
          </text:list>
          <draw:enhanced-geometry svg:viewBox="0 0 21600 21600" draw:type="rectangle" draw:enhanced-path="M 0 0 L 21600 0 21600 21600 0 21600 0 0 Z N"/>
        </draw:custom-shape>
        <draw:custom-shape draw:name="Rectangle 6" draw:style-name="gr2" draw:text-style-name="P2" draw:layer="layout" svg:width="2.032cm" svg:height="1.27cm" svg:x="5.517cm" svg:y="5.08cm">
          <text:list text:style-name="L2">
            <text:list-header>
              <text:p text:style-name="P4"><text:span text:style-name="T3">6LBR</text:span></text:p>
            </text:list-header>
          </text:list>
          <draw:enhanced-geometry svg:viewBox="0 0 21600 21600" draw:type="rectangle" draw:enhanced-path="M 0 0 L 21600 0 21600 21600 0 21600 0 0 Z N"/>
        </draw:custom-shape>
        <draw:custom-shape draw:name="AutoShape 7" draw:style-name="gr3" draw:text-style-name="P2" draw:layer="layout" svg:width="2.796cm" svg:height="2.284cm" svg:x="0.256cm" svg:y="0.763cm">
          <text:list text:style-name="L2">
            <text:list-header>
              <text:p text:style-name="P4"><text:span text:style-name="T5">Join</text:span></text:p>
              <text:p text:style-name="P4"><text:span text:style-name="T5">Coordination</text:span></text:p>
              <text:p text:style-name="P4"><text:span text:style-name="T5">Entity</text:span></text:p>
              <text:p text:style-name="P4"><text:span text:style-name="T5">Akin to PCE</text:span></text:p>
            </text:list-header>
          </text:list>
          <draw:enhanced-geometry svg:viewBox="0 0 21600 21600" draw:text-areas="800 800 20800 20800" draw:type="round-rectangular-callout" draw:modifiers="14173 414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8" draw:style-name="gr4" draw:text-style-name="P2" draw:layer="layout" svg:width="2.796cm" svg:height="2.033cm" svg:x="2.796cm" svg:y="6.606cm">
          <text:list text:style-name="L2">
            <text:list-header>
              <text:p text:style-name="P4"><text:span text:style-name="T6">Could be </text:span></text:p>
              <text:p text:style-name="P4"><text:span text:style-name="T6">part of 6LBR</text:span></text:p>
              <text:p text:style-name="P4"><text:span text:style-name="T6">Or co-located </text:span></text:p>
              <text:p text:style-name="P4"><text:span text:style-name="T6">in PCE</text:span></text:p>
            </text:list-header>
          </text:list>
          <draw:enhanced-geometry svg:viewBox="0 0 21600 21600" draw:text-areas="3000 3320 17110 17330" draw:type="cloud-callout" draw:modifiers="2797 -5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name="Line 9" draw:style-name="gr5" draw:text-style-name="P5" draw:layer="layout" svg:x1="2.359cm" svg:y1="6.35cm" svg:x2="2.364cm" svg:y2="17.273cm">
          <text:p/>
        </draw:line>
        <draw:line draw:name="Line 10" draw:style-name="gr5" draw:text-style-name="P5" draw:layer="layout" svg:x1="6.606cm" svg:y1="6.35cm" svg:x2="6.61cm" svg:y2="17.273cm">
          <text:p/>
        </draw:line>
        <draw:line draw:name="Line 11" draw:style-name="gr5" draw:text-style-name="P5" draw:layer="layout" svg:x1="13.714cm" svg:y1="6.606cm" svg:x2="13.719cm" svg:y2="17.529cm">
          <text:p/>
        </draw:line>
        <draw:line draw:name="Line 12" draw:style-name="gr5" draw:text-style-name="P5" draw:layer="layout" svg:x1="19.306cm" svg:y1="6.606cm" svg:x2="19.31cm" svg:y2="17.529cm">
          <text:p/>
        </draw:line>
        <draw:g draw:name="Group 13" xml:id="id3" draw:id="id3">
          <draw:line draw:name="Line 14" draw:style-name="gr6" draw:text-style-name="P5" draw:layer="layout" svg:x1="13.714cm" svg:y1="8.89cm" svg:x2="19.297cm" svg:y2="8.89cm">
            <text:p/>
          </draw:line>
          <draw:custom-shape draw:name="Text Box 15" draw:style-name="gr7" draw:text-style-name="P2" draw:layer="layout" svg:width="5.587cm" svg:height="1.351cm" svg:x="13.714cm" svg:y="8.208cm">
            <text:list text:style-name="L2">
              <text:list-header>
                <text:p text:style-name="P4"><text:span text:style-name="T7">Router </text:span></text:p>
                <text:p text:style-name="P4"><text:span text:style-name="T7">Advertisement</text:span></text:p>
              </text:list-header>
            </text:list>
            <draw:enhanced-geometry svg:viewBox="0 0 21600 21600" draw:type="mso-spt202" draw:enhanced-path="M 0 0 L 21600 0 21600 21600 0 21600 0 0 Z N"/>
          </draw:custom-shape>
        </draw:g>
        <draw:g draw:name="Group 16" xml:id="id4" draw:id="id4">
          <draw:line draw:name="Line 17" draw:style-name="gr8" draw:text-style-name="P5" draw:layer="layout" svg:x1="13.714cm" svg:y1="10.16cm" svg:x2="19.297cm" svg:y2="10.16cm">
            <text:p/>
          </draw:line>
          <draw:custom-shape draw:name="Text Box 18" draw:style-name="gr9" draw:text-style-name="P2" draw:layer="layout" svg:width="5.587cm" svg:height="1.485cm" svg:x="13.714cm" svg:y="9.413cm">
            <text:list text:style-name="L2">
              <text:list-header>
                <text:p text:style-name="P4"><text:span text:style-name="T4">Certificate</text:span></text:p>
                <text:p text:style-name="P4"><text:span text:style-name="T4">Request (2)</text:span></text:p>
              </text:list-header>
            </text:list>
            <draw:enhanced-geometry svg:viewBox="0 0 21600 21600" draw:type="mso-spt202" draw:enhanced-path="M 0 0 L 21600 0 21600 21600 0 21600 0 0 Z N"/>
          </draw:custom-shape>
        </draw:g>
        <draw:custom-shape draw:name="Text Box 19" draw:style-name="gr10" draw:text-style-name="P2" draw:layer="layout" svg:width="0.503cm" svg:height="1.014cm" svg:x="23.623cm" svg:y="13.97cm">
          <text:list text:style-name="">
            <text:list-header>
              <text:p text:style-name="P6"><text:span text:style-name="T2"/></text:p>
            </text:list-header>
          </text:list>
          <draw:enhanced-geometry svg:viewBox="0 0 21600 21600" draw:type="mso-spt202" draw:enhanced-path="M 0 0 L 21600 0 21600 21600 0 21600 0 0 Z N"/>
        </draw:custom-shape>
        <draw:g draw:name="Group 20" xml:id="id5" draw:id="id5">
          <draw:line draw:name="Line 21" draw:style-name="gr11" draw:text-style-name="P5" draw:layer="layout" svg:x1="13.714cm" svg:y1="10.923cm" svg:x2="19.297cm" svg:y2="10.923cm">
            <text:p/>
          </draw:line>
          <draw:custom-shape draw:name="Text Box 22" draw:style-name="gr12" draw:text-style-name="P2" draw:layer="layout" svg:width="5.587cm" svg:height="0.895cm" svg:x="13.714cm" svg:y="10.471cm">
            <text:list text:style-name="L2">
              <text:list-header>
                <text:p text:style-name="P6"><text:span text:style-name="T4">Certificate Reply (3)</text:span></text:p>
              </text:list-header>
            </text:list>
            <draw:enhanced-geometry svg:viewBox="0 0 21600 21600" draw:type="mso-spt202" draw:enhanced-path="M 0 0 L 21600 0 21600 21600 0 21600 0 0 Z N"/>
          </draw:custom-shape>
        </draw:g>
        <draw:custom-shape draw:name="AutoShape 23" draw:style-name="gr13" draw:text-style-name="P2" xml:id="id19" draw:id="id19" draw:layer="layout" svg:width="4.317cm" svg:height="2.284cm" svg:x="20.32cm" svg:y="8.127cm">
          <text:list text:style-name="L2">
            <text:list-header>
              <text:p text:style-name="P4"><text:span text:style-name="T6">(2) and (3)</text:span></text:p>
              <text:p text:style-name="P4"><text:span text:style-name="T6">May have limited</text:span></text:p>
              <text:p text:style-name="P4"><text:span text:style-name="T6">Utility, kept for now</text:span></text:p>
            </text:list-header>
          </text:list>
          <draw:enhanced-geometry svg:viewBox="0 0 21600 21600" draw:text-areas="3000 3320 17110 17330" draw:type="cloud-callout" draw:modifiers="-12145 2159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name="Line 24" draw:style-name="gr14" draw:text-style-name="P5" xml:id="id18" draw:id="id18" draw:layer="layout" svg:x1="2.359cm" svg:y1="16.51cm" svg:x2="19.306cm" svg:y2="16.514cm">
          <text:p/>
        </draw:line>
        <draw:g draw:name="Group 25" xml:id="id7" draw:id="id7">
          <draw:line draw:name="Line 26" draw:style-name="gr8" draw:text-style-name="P5" draw:layer="layout" svg:x1="6.606cm" svg:y1="12.7cm" svg:x2="13.714cm" svg:y2="12.7cm">
            <text:p/>
          </draw:line>
          <draw:custom-shape draw:name="Text Box 27" draw:style-name="gr9" draw:text-style-name="P2" draw:layer="layout" svg:width="7.113cm" svg:height="0.893cm" svg:x="6.606cm" svg:y="12.249cm">
            <text:list text:style-name="L2">
              <text:list-header>
                <text:p text:style-name="P4"><text:span text:style-name="T4">NS (DAR) (5)</text:span></text:p>
              </text:list-header>
            </text:list>
            <draw:enhanced-geometry svg:viewBox="0 0 21600 21600" draw:type="mso-spt202" draw:enhanced-path="M 0 0 L 21600 0 21600 21600 0 21600 0 0 Z N"/>
          </draw:custom-shape>
        </draw:g>
        <draw:g draw:name="Group 28" xml:id="id8" draw:id="id8">
          <draw:line draw:name="Line 29" draw:style-name="gr8" draw:text-style-name="P5" draw:layer="layout" svg:x1="2.359cm" svg:y1="12.956cm" svg:x2="6.601cm" svg:y2="12.956cm">
            <text:p/>
          </draw:line>
          <draw:custom-shape draw:name="Text Box 30" draw:style-name="gr9" draw:text-style-name="P2" draw:layer="layout" svg:width="4.247cm" svg:height="0.893cm" svg:x="2.359cm" svg:y="12.505cm">
            <text:list text:style-name="L2">
              <text:list-header>
                <text:p text:style-name="P4"><text:span text:style-name="T4">?? (6)</text:span></text:p>
              </text:list-header>
            </text:list>
            <draw:enhanced-geometry svg:viewBox="0 0 21600 21600" draw:type="mso-spt202" draw:enhanced-path="M 0 0 L 21600 0 21600 21600 0 21600 0 0 Z N"/>
          </draw:custom-shape>
        </draw:g>
        <draw:g draw:name="Group 31" xml:id="id9" draw:id="id9">
          <draw:line draw:name="Line 32" draw:style-name="gr11" draw:text-style-name="P5" draw:layer="layout" svg:x1="2.359cm" svg:y1="13.463cm" svg:x2="6.601cm" svg:y2="13.463cm">
            <text:p/>
          </draw:line>
          <draw:custom-shape draw:name="Text Box 33" draw:style-name="gr12" draw:text-style-name="P2" draw:layer="layout" svg:width="4.247cm" svg:height="0.895cm" svg:x="2.359cm" svg:y="13.011cm">
            <text:list text:style-name="L2">
              <text:list-header>
                <text:p text:style-name="P4"><text:span text:style-name="T4">?? (7)</text:span></text:p>
              </text:list-header>
            </text:list>
            <draw:enhanced-geometry svg:viewBox="0 0 21600 21600" draw:type="mso-spt202" draw:enhanced-path="M 0 0 L 21600 0 21600 21600 0 21600 0 0 Z N"/>
          </draw:custom-shape>
        </draw:g>
        <draw:g draw:name="Group 34" xml:id="id10" draw:id="id10">
          <draw:line draw:name="Line 35" draw:style-name="gr11" draw:text-style-name="P5" draw:layer="layout" svg:x1="6.606cm" svg:y1="13.714cm" svg:x2="13.714cm" svg:y2="13.714cm">
            <text:p/>
          </draw:line>
          <draw:custom-shape draw:name="Text Box 36" draw:style-name="gr12" draw:text-style-name="P2" draw:layer="layout" svg:width="7.113cm" svg:height="0.895cm" svg:x="6.606cm" svg:y="13.258cm">
            <text:list text:style-name="L2">
              <text:list-header>
                <text:p text:style-name="P4"><text:span text:style-name="T4">NS (DAC) (8)</text:span></text:p>
              </text:list-header>
            </text:list>
            <draw:enhanced-geometry svg:viewBox="0 0 21600 21600" draw:type="mso-spt202" draw:enhanced-path="M 0 0 L 21600 0 21600 21600 0 21600 0 0 Z N"/>
          </draw:custom-shape>
        </draw:g>
        <draw:g draw:name="Group 37" xml:id="id16" draw:id="id16">
          <draw:line draw:name="Line 38" draw:style-name="gr11" draw:text-style-name="P5" draw:layer="layout" svg:x1="13.714cm" svg:y1="15.24cm" svg:x2="19.297cm" svg:y2="15.24cm">
            <text:p/>
          </draw:line>
          <draw:custom-shape draw:name="Text Box 39" draw:style-name="gr12" draw:text-style-name="P2" draw:layer="layout" svg:width="5.587cm" svg:height="0.895cm" svg:x="13.714cm" svg:y="14.784cm">
            <text:list text:style-name="L2">
              <text:list-header>
                <text:p text:style-name="P4"><text:span text:style-name="T4">NS / Join ACK (9)</text:span></text:p>
              </text:list-header>
            </text:list>
            <draw:enhanced-geometry svg:viewBox="0 0 21600 21600" draw:type="mso-spt202" draw:enhanced-path="M 0 0 L 21600 0 21600 21600 0 21600 0 0 Z N"/>
          </draw:custom-shape>
        </draw:g>
        <draw:g draw:name="Group 40" xml:id="id13" draw:id="id13">
          <draw:line draw:name="Line 41" draw:style-name="gr8" draw:text-style-name="P5" draw:layer="layout" svg:x1="6.606cm" svg:y1="14.226cm" svg:x2="9.141cm" svg:y2="14.226cm">
            <text:p/>
          </draw:line>
          <draw:custom-shape draw:name="Text Box 42" draw:style-name="gr9" draw:text-style-name="P2" draw:layer="layout" svg:width="2.54cm" svg:height="0.893cm" svg:x="6.606cm" svg:y="13.775cm">
            <text:list text:style-name="L2">
              <text:list-header>
                <text:p text:style-name="P4"><text:span text:style-name="T4">DAO</text:span></text:p>
              </text:list-header>
            </text:list>
            <draw:enhanced-geometry svg:viewBox="0 0 21600 21600" draw:type="mso-spt202" draw:enhanced-path="M 0 0 L 21600 0 21600 21600 0 21600 0 0 Z N"/>
          </draw:custom-shape>
        </draw:g>
        <draw:custom-shape draw:name="Rectangle 43" draw:style-name="gr15" draw:text-style-name="P2" xml:id="id12" draw:id="id12" draw:layer="layout" svg:width="2.033cm" svg:height="1.015cm" svg:x="9.146cm" svg:y="14.102cm">
          <text:list text:style-name="L2">
            <text:list-header>
              <text:p text:style-name="P4"><text:span text:style-name="T4">Mesh</text:span></text:p>
              <text:p text:style-name="P4"><text:span text:style-name="T4">node</text:span></text:p>
            </text:list-header>
          </text:list>
          <draw:enhanced-geometry svg:viewBox="0 0 21600 21600" draw:type="rectangle" draw:enhanced-path="M 0 0 L 21600 0 21600 21600 0 21600 0 0 Z N"/>
        </draw:custom-shape>
        <draw:g draw:name="Group 44" xml:id="id11" draw:id="id11">
          <draw:line draw:name="Line 45" draw:style-name="gr8" draw:text-style-name="P5" draw:layer="layout" svg:x1="11.174cm" svg:y1="14.226cm" svg:x2="13.71cm" svg:y2="14.226cm">
            <text:p/>
          </draw:line>
          <draw:custom-shape draw:name="Text Box 46" draw:style-name="gr9" draw:text-style-name="P2" draw:layer="layout" svg:width="2.54cm" svg:height="0.893cm" svg:x="11.174cm" svg:y="13.775cm">
            <text:list text:style-name="L2">
              <text:list-header>
                <text:p text:style-name="P4"><text:span text:style-name="T4">DAO</text:span></text:p>
              </text:list-header>
            </text:list>
            <draw:enhanced-geometry svg:viewBox="0 0 21600 21600" draw:type="mso-spt202" draw:enhanced-path="M 0 0 L 21600 0 21600 21600 0 21600 0 0 Z N"/>
          </draw:custom-shape>
        </draw:g>
        <draw:g draw:name="Group 47" xml:id="id14" draw:id="id14">
          <draw:line draw:name="Line 48" draw:style-name="gr11" draw:text-style-name="P5" draw:layer="layout" svg:x1="6.606cm" svg:y1="14.733cm" svg:x2="9.141cm" svg:y2="14.733cm">
            <text:p/>
          </draw:line>
          <draw:custom-shape draw:name="Text Box 49" draw:style-name="gr12" draw:text-style-name="P2" draw:layer="layout" svg:width="2.54cm" svg:height="0.726cm" svg:x="6.606cm" svg:y="14.366cm">
            <text:list text:style-name="L2">
              <text:list-header>
                <text:p text:style-name="P4"><text:span text:style-name="T8">DAOACK</text:span></text:p>
              </text:list-header>
            </text:list>
            <draw:enhanced-geometry svg:viewBox="0 0 21600 21600" draw:type="mso-spt202" draw:enhanced-path="M 0 0 L 21600 0 21600 21600 0 21600 0 0 Z N"/>
          </draw:custom-shape>
        </draw:g>
        <draw:g draw:name="Group 50" xml:id="id15" draw:id="id15">
          <draw:line draw:name="Line 51" draw:style-name="gr11" draw:text-style-name="P5" draw:layer="layout" svg:x1="11.174cm" svg:y1="14.984cm" svg:x2="13.71cm" svg:y2="14.984cm">
            <text:p/>
          </draw:line>
          <draw:custom-shape draw:name="Text Box 52" draw:style-name="gr12" draw:text-style-name="P2" draw:layer="layout" svg:width="2.54cm" svg:height="0.726cm" svg:x="11.174cm" svg:y="14.617cm">
            <text:list text:style-name="L2">
              <text:list-header>
                <text:p text:style-name="P4"><text:span text:style-name="T8">DAOACK</text:span></text:p>
              </text:list-header>
            </text:list>
            <draw:enhanced-geometry svg:viewBox="0 0 21600 21600" draw:type="mso-spt202" draw:enhanced-path="M 0 0 L 21600 0 21600 21600 0 21600 0 0 Z N"/>
          </draw:custom-shape>
        </draw:g>
        <draw:g draw:name="Group 53" xml:id="id1" draw:id="id1">
          <draw:line draw:name="Line 54" draw:style-name="gr11" draw:text-style-name="P5" draw:layer="layout" svg:x1="13.714cm" svg:y1="7.113cm" svg:x2="19.297cm" svg:y2="7.113cm">
            <text:p/>
          </draw:line>
          <draw:custom-shape draw:name="Text Box 55" draw:style-name="gr12" draw:text-style-name="P2" draw:layer="layout" svg:width="5.587cm" svg:height="1.149cm" svg:x="13.714cm" svg:y="6.534cm">
            <text:list text:style-name="L2">
              <text:list-header>
                <text:p text:style-name="P4"><text:span text:style-name="T8">BEACON (1)</text:span></text:p>
                <text:p text:style-name="P4"><text:span text:style-name="T8"/></text:p>
              </text:list-header>
            </text:list>
            <draw:enhanced-geometry svg:viewBox="0 0 21600 21600" draw:type="mso-spt202" draw:enhanced-path="M 0 0 L 21600 0 21600 21600 0 21600 0 0 Z N"/>
          </draw:custom-shape>
        </draw:g>
        <draw:g draw:name="Group 56" xml:id="id2" draw:id="id2">
          <draw:line draw:name="Line 57" draw:style-name="gr8" draw:text-style-name="P5" draw:layer="layout" svg:x1="13.714cm" svg:y1="7.876cm" svg:x2="19.297cm" svg:y2="7.876cm">
            <text:p/>
          </draw:line>
          <draw:custom-shape draw:name="Text Box 58" draw:style-name="gr9" draw:text-style-name="P2" draw:layer="layout" svg:width="5.587cm" svg:height="0.893cm" svg:x="13.714cm" svg:y="7.425cm">
            <text:list text:style-name="L2">
              <text:list-header>
                <text:p text:style-name="P4"><text:span text:style-name="T4">Router Solicitation</text:span></text:p>
              </text:list-header>
            </text:list>
            <draw:enhanced-geometry svg:viewBox="0 0 21600 21600" draw:type="mso-spt202" draw:enhanced-path="M 0 0 L 21600 0 21600 21600 0 21600 0 0 Z N"/>
          </draw:custom-shape>
        </draw:g>
        <draw:g draw:name="Group 59" xml:id="id17" draw:id="id17">
          <draw:line draw:name="Line 60" draw:style-name="gr16" draw:text-style-name="P5" draw:layer="layout" svg:x1="2.359cm" svg:y1="16.003cm" svg:x2="19.301cm" svg:y2="16.003cm">
            <text:p/>
          </draw:line>
          <draw:custom-shape draw:name="Text Box 61" draw:style-name="gr17" draw:text-style-name="P2" draw:layer="layout" svg:width="16.947cm" svg:height="1.537cm" svg:x="2.359cm" svg:y="15.23cm">
            <text:list text:style-name="L2">
              <text:list-header>
                <text:p text:style-name="P4"><text:span text:style-name="T4"/></text:p>
                <text:p text:style-name="P4"><text:span text:style-name="T4">6top (CoAP/DTLS)</text:span></text:p>
              </text:list-header>
            </text:list>
            <draw:enhanced-geometry svg:viewBox="0 0 21600 21600" draw:type="mso-spt202" draw:enhanced-path="M 0 0 L 21600 0 21600 21600 0 21600 0 0 Z N"/>
          </draw:custom-shape>
        </draw:g>
        <draw:g draw:name="Group 62" xml:id="id6" draw:id="id6">
          <draw:line draw:name="Line 63" draw:style-name="gr8" draw:text-style-name="P5" draw:layer="layout" svg:x1="13.714cm" svg:y1="11.937cm" svg:x2="19.297cm" svg:y2="11.937cm">
            <text:p/>
          </draw:line>
          <draw:custom-shape draw:name="Text Box 64" draw:style-name="gr9" draw:text-style-name="P2" draw:layer="layout" svg:width="5.587cm" svg:height="1.485cm" svg:x="13.714cm" svg:y="11.191cm">
            <text:list text:style-name="L2">
              <text:list-header>
                <text:p text:style-name="P4"><text:span text:style-name="T4">Join Request (4)</text:span></text:p>
                <text:p text:style-name="P4"><text:span text:style-name="T4">(NS w/(E)ARO)</text:span></text:p>
              </text:list-header>
            </text:list>
            <draw:enhanced-geometry svg:viewBox="0 0 21600 21600" draw:type="mso-spt202" draw:enhanced-path="M 0 0 L 21600 0 21600 21600 0 21600 0 0 Z N"/>
          </draw:custom-shape>
        </draw:g>
        <draw:custom-shape draw:name="AutoShape 65" draw:style-name="gr18" draw:text-style-name="P2" xml:id="id20" draw:id="id20" draw:layer="layout" svg:width="4.829cm" svg:height="1.777cm" svg:x="20.064cm" svg:y="12.444cm">
          <text:list text:style-name="L2">
            <text:list-header>
              <text:p text:style-name="P4"><text:span text:style-name="T6">OUI field of EARO</text:span></text:p>
              <text:p text:style-name="P4"><text:span text:style-name="T6">Contains 802.11AR</text:span></text:p>
              <text:p text:style-name="P4"><text:span text:style-name="T6">IDevID</text:span></text:p>
            </text:list-header>
          </text:list>
          <draw:enhanced-geometry svg:viewBox="0 0 21600 21600" draw:text-areas="3000 3320 17110 17330" draw:type="cloud-callout" draw:modifiers="-7990 -4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66" draw:style-name="gr18" draw:text-style-name="P2" xml:id="id21" draw:id="id21" draw:layer="layout" svg:width="4.829cm" svg:height="1.777cm" svg:x="18.031cm" svg:y="16.766cm">
          <text:list text:style-name="L2">
            <text:list-header>
              <text:p text:style-name="P4"><text:span text:style-name="T6">DTLS connection</text:span></text:p>
              <text:p text:style-name="P4"><text:span text:style-name="T6">Has client and server</text:span></text:p>
              <text:p text:style-name="P4"><text:span text:style-name="T6">Autonomic certificates</text:span></text:p>
            </text:list-header>
          </text:list>
          <draw:enhanced-geometry svg:viewBox="0 0 21600 21600" draw:text-areas="3000 3320 17110 17330" draw:type="cloud-callout" draw:modifiers="-7990 -4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presentation:node-type="timing-root">
          <anim:seq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1" smil:attributeName="visibility" smil:to="visible"/>
                </anim:par>
              </anim:par>
            </anim:par>
          </anim:seq>
        </anim:par>
        <presentation:notes draw:style-name="dp2">
          <draw:custom-shape draw:name="Rectangle 8" draw:style-name="gr19" draw:text-style-name="P2" draw:layer="layout" svg:width="8.537cm" svg:height="1.411cm" svg:x="11.17cm" svg:y="27.005cm">
            <text:list text:style-name="L2">
              <text:list-header>
                <text:p text:style-name="P7"><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4.208cm" svg:height="10.659cm" svg:x="2.756cm" svg:y="2.134cm" draw:page-number="1" presentation:class="page"/>
          <draw:frame presentation:style-name="pr2"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06 306" svg:d="m153 0 153 306h-306z"/>
    <draw:marker draw:name="Arrowheads_20_2" draw:display-name="Arrowheads 2" svg:viewBox="0 0 306 306" svg:d="m153 0 153 306h-306z"/>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style:font-family-generic-asian="system" style:font-pitch-asian="variable" style:font-size-asian="12pt" style:font-style-asian="normal" style:font-weight-asian="normal"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family-generic-asian="swiss" style:font-pitch-asian="variable" style:font-size-asian="32pt" style:font-style-asian="normal" style:font-weight-asian="normal"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family-generic-asian="swiss" style:font-pitch-asian="variable" style:font-size-asian="44pt" style:font-style-asian="normal" style:font-weight-asian="normal"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8" style:family="graphic" style:parent-style-name="standard" style:list-style-name="ML2">
      <style:graphic-properties draw:stroke="none" draw:fill="none" draw:fill-color="#ffffff" draw:textarea-horizontal-align="justify" draw:textarea-vertical-align="top" draw:auto-grow-height="false" draw:auto-grow-width="false" fo:min-height="1.413cm" fo:min-width="0cm" fo:padding-top="0.138cm" fo:padding-bottom="0.138cm" fo:padding-left="0.275cm" fo:padding-right="0.275cm" fo:wrap-option="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413cm" fo:min-width="0cm" fo:padding-top="0.138cm" fo:padding-bottom="0.138cm" fo:padding-left="0.275cm" fo:padding-right="0.275cm" fo:wrap-option="wrap" draw:shadow-color="#808080"/>
    </style:style>
    <style:style style:name="Mpr1" style:family="presentation" style:parent-style-name="Default-backgroundobjects">
      <style:graphic-properties draw:stroke="none" draw:fill="none" draw:fill-color="#ffffff" draw:auto-grow-height="false" draw:auto-grow-width="false" fo:min-height="1.31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indent="0cm" style:punctuation-wrap="hanging" style:line-break="strict"/>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style>
    <style:style style:name="MT1" style:family="text">
      <style:text-properties fo:color="#000000" fo:font-size="14pt" fo:language="en" fo:country="US" style:font-family-asian="Arial" style:font-pitch-asian="variable" style:font-size-asian="14pt" style:font-family-complex="Arial" style:font-pitch-complex="variable" style:font-size-complex="14pt"/>
    </style:style>
    <style:style style:name="MT2" style:family="text">
      <style:text-properties fo:language="en" fo:country="US"/>
    </style:style>
    <style:style style:name="MT3" style:family="text">
      <style:text-properties fo:color="#000000"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8cm" svg:x="1cm" svg:y="2.884cm"/>
      <draw:page-thumbnail draw:layer="backgroundobjects" svg:width="8.359cm" svg:height="6.268cm" svg:x="1cm" svg:y="11.08cm"/>
      <draw:page-thumbnail draw:layer="backgroundobjects" svg:width="8.359cm" svg:height="6.268cm" svg:x="1cm" svg:y="19.276cm"/>
      <draw:page-thumbnail draw:layer="backgroundobjects" svg:width="8.359cm" svg:height="6.268cm" svg:x="10.36cm" svg:y="2.884cm"/>
      <draw:page-thumbnail draw:layer="backgroundobjects" svg:width="8.359cm" svg:height="6.268cm" svg:x="10.36cm" svg:y="11.08cm"/>
      <draw:page-thumbnail draw:layer="backgroundobjects" svg:width="8.359cm" svg:height="6.268cm" svg:x="10.36cm" svg:y="19.276cm"/>
      <draw:frame draw:style-name="Mgr1" draw:text-style-name="MP1" draw:layer="backgroundobjects" svg:width="8.557cm" svg:height="1.42cm" svg:x="0cm" svg:y="0cm" presentation:class="header">
        <draw:text-box>
          <text:p text:style-name="MP1"><presentation:header/></text:p>
        </draw:text-box>
      </draw:frame>
      <draw:frame draw:style-name="Mgr1" draw:text-style-name="MP2" draw:layer="backgroundobjects" svg:width="8.557cm" svg:height="1.42cm" svg:x="11.162cm" svg:y="0cm" presentation:class="date-time">
        <draw:text-box>
          <text:p text:style-name="MP2"><presentation:date-time/></text:p>
        </draw:text-box>
      </draw:frame>
      <draw:frame draw:style-name="Mgr2" draw:text-style-name="MP1" draw:layer="backgroundobjects" svg:width="8.557cm" svg:height="1.42cm" svg:x="0cm" svg:y="27.009cm" presentation:class="footer">
        <draw:text-box>
          <text:p text:style-name="MP1"><presentation:footer/></text:p>
        </draw:text-box>
      </draw:frame>
      <draw:frame draw:style-name="Mgr2" draw:text-style-name="MP2" draw:layer="backgroundobjects" svg:width="8.557cm" svg:height="1.42cm" svg:x="11.162cm" svg:y="27.009cm" presentation:class="page-number">
        <draw:text-box>
          <text:p text:style-name="MP2"><text:page-number>&lt;number&gt;</text:page-number></text:p>
        </draw:text-box>
      </draw:frame>
    </style:handout-master>
    <style:master-page style:name="Default" style:page-layout-name="PM1" draw:style-name="Mdp1">
      <draw:frame draw:name="Picture 1" draw:style-name="Mgr3" draw:text-style-name="MP3" draw:layer="backgroundobjects" svg:width="3.386cm" svg:height="2.324cm" svg:x="21.802cm" svg:y="0.212cm">
        <draw:image xlink:href="Pictures/1000020100000125000000C918CA9995.png" xlink:type="simple" xlink:show="embed" xlink:actuate="onLoad">
          <text:p/>
        </draw:image>
      </draw:frame>
      <draw:custom-shape draw:name="Text Box 2" draw:style-name="Mgr4" draw:text-style-name="MP5" draw:layer="backgroundobjects" svg:width="4.363cm" svg:height="0.853cm" svg:x="0.418cm" svg:y="17.78cm">
        <text:list text:style-name="ML2">
          <text:list-header>
            <text:p text:style-name="MP4"><text:span text:style-name="MT1">6TiSCH@IETF90</text:span></text:p>
          </text:list-header>
        </text:list>
        <draw:enhanced-geometry svg:viewBox="0 0 21600 21600" draw:type="mso-spt202" draw:enhanced-path="M 0 0 L 21600 0 21600 21600 0 21600 0 0 Z N"/>
      </draw:custom-shape>
      <draw:frame presentation:style-name="Default-title" draw:layer="backgroundobjects" svg:width="22.851cm" svg:height="3.167cm" svg:x="1.269cm" svg:y="0.763cm" presentation:class="title" presentation:placeholder="true">
        <draw:text-box/>
      </draw:frame>
      <draw:frame presentation:style-name="Default-outline1" draw:layer="backgroundobjects" svg:width="22.851cm" svg:height="12.564cm" svg:x="1.269cm" svg:y="4.444cm" presentation:class="outline" presentation:placeholder="true">
        <draw:text-box/>
      </draw:frame>
      <draw:frame presentation:style-name="Mpr1" draw:layer="backgroundobjects" svg:width="5.918cm" svg:height="1.315cm" svg:x="19.05cm" svg:y="17.727cm" presentation:class="page-number">
        <draw:text-box>
          <text:list text:style-name="ML1">
            <text:list-header>
              <text:p><text:span text:style-name="MT2"><text:page-number>&lt;number&gt;</text:page-number></text:span></text:p>
            </text:list-header>
          </text:list>
        </draw:text-box>
      </draw:frame>
      <draw:custom-shape draw:name="Text Box 6" draw:style-name="Mgr5" draw:text-style-name="MP5" draw:layer="backgroundobjects" svg:width="8.044cm" svg:height="1.323cm" svg:x="8.678cm" svg:y="17.348cm">
        <text:list text:style-name="ML1">
          <text:list-header>
            <text:p text:style-name="MP4"><text:span text:style-name="MT2"/></text:p>
          </text:list-header>
        </text:list>
        <draw:enhanced-geometry svg:viewBox="0 0 21600 21600" draw:type="mso-spt202" draw:enhanced-path="M 0 0 L 21600 0 21600 21600 0 21600 0 0 Z N"/>
      </draw:custom-shape>
      <draw:frame presentation:style-name="Mpr1" draw:layer="backgroundobjects" svg:width="5.918cm" svg:height="1.315cm" svg:x="1.27cm" svg:y="17.348cm" presentation:class="date-time">
        <draw:text-box>
          <text:list text:style-name="ML1">
            <text:list-header>
              <text:p><text:span text:style-name="MT2">07/09/14</text:span></text:p>
            </text:list-header>
          </text:list>
        </draw:text-box>
      </draw:frame>
      <presentation:notes style:page-layout-name="PM0">
        <draw:rect draw:style-name="Mgr6" draw:text-style-name="MP6" draw:layer="backgroundobjects" svg:width="19.72cm" svg:height="28.43cm" svg:x="0cm" svg:y="0cm">
          <text:p/>
        </draw:rect>
        <draw:custom-shape draw:name="AutoShape 1" draw:style-name="Mgr7" draw:text-style-name="MP5" draw:layer="backgroundobjects" svg:width="19.72cm" svg:height="28.429cm" svg:x="0cm" svg:y="0cm">
          <text:list text:style-name="ML1">
            <text:list-header>
              <text:p text:style-name="MP4"><text:span text:style-name="MT2"/></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7" draw:text-style-name="MP5" draw:layer="backgroundobjects" svg:width="19.72cm" svg:height="28.429cm" svg:x="0cm" svg:y="0cm">
          <text:list text:style-name="ML1">
            <text:list-header>
              <text:p text:style-name="MP4"><text:span text:style-name="MT2"/></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Mgr5" draw:text-style-name="MP5" draw:layer="backgroundobjects" svg:width="8.546cm" svg:height="1.42cm" svg:x="0cm" svg:y="0cm">
          <text:list text:style-name="ML1">
            <text:list-header>
              <text:p text:style-name="MP4"><text:span text:style-name="MT2"/></text:p>
            </text:list-header>
          </text:list>
          <draw:enhanced-geometry svg:viewBox="0 0 21600 21600" draw:type="mso-spt202" draw:enhanced-path="M 0 0 L 21600 0 21600 21600 0 21600 0 0 Z N"/>
        </draw:custom-shape>
        <draw:frame draw:style-name="Mgr8" draw:text-style-name="MP7" draw:layer="backgroundobjects" svg:width="8.537cm" svg:height="1.412cm" svg:x="11.169cm" svg:y="-0.001cm" presentation:class="date-time">
          <draw:text-box>
            <text:list text:style-name="ML1">
              <text:list-header>
                <text:p><text:span text:style-name="MT3"/></text:p>
              </text:list-header>
            </text:list>
          </draw:text-box>
        </draw:frame>
        <draw:page-thumbnail presentation:style-name="Default-title" draw:layer="backgroundobjects" svg:width="14.199cm" svg:height="10.651cm" svg:x="2.755cm" svg:y="2.134cm" presentation:class="page"/>
        <draw:frame presentation:style-name="Default-notes" draw:layer="backgroundobjects" svg:width="15.769cm" svg:height="12.784cm" svg:x="1.97cm" svg:y="13.502cm" presentation:class="notes" presentation:placeholder="true">
          <draw:text-box/>
        </draw:frame>
        <draw:custom-shape draw:name="Text Box 7" draw:style-name="Mgr5" draw:text-style-name="MP5" draw:layer="backgroundobjects" svg:width="8.546cm" svg:height="1.42cm" svg:x="0cm" svg:y="27.005cm">
          <text:list text:style-name="ML1">
            <text:list-header>
              <text:p text:style-name="MP4"><text:span text:style-name="MT2"/></text:p>
            </text:list-header>
          </text:list>
          <draw:enhanced-geometry svg:viewBox="0 0 21600 21600" draw:type="mso-spt202" draw:enhanced-path="M 0 0 L 21600 0 21600 21600 0 21600 0 0 Z N"/>
        </draw:custom-shape>
        <draw:frame draw:style-name="Mgr9" draw:text-style-name="MP7" draw:layer="backgroundobjects" svg:width="8.537cm" svg:height="1.412cm" svg:x="11.169cm" svg:y="27.003cm" presentation:class="page-number">
          <draw:text-box>
            <text:list text:style-name="ML2">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Thomas</meta:initial-creator>
    <meta:creation-date>2013-05-03T01:55:25</meta:creation-date>
    <dc:date>2014-07-21T14:18:23</dc:date>
    <meta:editing-cycles>585</meta:editing-cycles>
    <meta:editing-duration>P3DT14H25M4S</meta:editing-duration>
    <meta:document-statistic meta:object-count="95"/>
    <meta:generator>LibreOffice/3.5$Linux_x86 LibreOffice_project/350m1$Build-2</meta:generator>
    <meta:user-defined meta:name="Version" meta:value-type="float">1</meta:user-defined>
  </office:meta>
</office:document-meta>
</file>